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<text:bookmark-start text:name="中文-chinese"/>中文 / Chinese<text:bookmark-end text:name="中文-chinese"/></text:h>
      <text:h text:style-name="Heading_20_2" text:outline-level="2"><text:bookmark-start text:name="algebra"/>Algebra<text:bookmark-end text:name="algebra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中文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代数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域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群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环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子群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超越的</text:p>
          </table:table-cell>
        </table:table-row>
      </table:table>
      <text:h text:style-name="Heading_20_2" text:outline-level="2"><text:bookmark-start text:name="calculus-analysis"/>Calculus / Analysis<text:bookmark-end text:name="calculus-analysis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中文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微积分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链式法则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连续的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收敛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收敛的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旋度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导数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可微分的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微分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求... 的微分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间断点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发散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散度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发散的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梯度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可积分的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积分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求... 的积分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序列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级数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曲面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一致(收敛)</text:p>
          </table:table-cell>
        </table:table-row>
      </table:table>
      <text:h text:style-name="Heading_20_2" text:outline-level="2"><text:bookmark-start text:name="general"/>General<text:bookmark-end text:name="general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中文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绝对值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加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振幅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近似值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任意的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面积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假设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平均值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公理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二项式(系数)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界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闭(集)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系数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列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复数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合数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条件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常数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矛盾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推论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曲线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十进制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定义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多项式的次数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分母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密度/浓度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离散的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等于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等价关系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误差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偶数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指数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外推法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因子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阶乘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有限的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公式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分数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频率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函数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(函数) 图像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(图论) 图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调和的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齐次的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像(集合论)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虚数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推出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无关的/独立的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归纳法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不等式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内积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整数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插值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交(集合)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区间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迭代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引理/辅助定理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长度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极限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线性的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对数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逻辑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矩阵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平均值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中位数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众数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单调的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乘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自然数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必要的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分子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数值的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奇数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一一对应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满(射)的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运算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算子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级/次/度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振荡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参数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参变量的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划分(集合)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周期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平面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极点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多项式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素数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证明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商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随机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极差/全域/值域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有理数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实数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反商/倒数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余数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根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行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集合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符号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解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空间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球形的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平方数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平方根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子集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子空间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代换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减去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充分的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和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定理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变换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并集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值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向量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速度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ometry"/>Geometry<text:bookmark-end text:name="geometry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中文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prob-stats"/>Prob / Stats<text:bookmark-end text:name="prob-stats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中文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language>en</dc:language>
  </office:meta>
</office:document-meta>
</file>